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style:text-underline-style="none" officeooo:rsid="000ec821" officeooo:paragraph-rsid="000ec821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2pt" style:text-underline-style="none" officeooo:rsid="000ec821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2pt" style:text-underline-style="none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2pt" style:text-underline-style="none" officeooo:rsid="000f71de" officeooo:paragraph-rsid="000f71de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ndara Light" fo:font-size="12pt" style:text-underline-style="none" officeooo:rsid="000f71de" officeooo:paragraph-rsid="000f71de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officeooo:paragraph-rsid="0010e989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officeooo:paragraph-rsid="0010e989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officeooo:rsid="001224b4" officeooo:paragraph-rsid="001224b4" style:font-size-asian="12pt" style:font-size-complex="12pt"/>
    </style:style>
    <style:style style:name="T1" style:family="text">
      <style:text-properties officeooo:rsid="000ec821"/>
    </style:style>
    <style:style style:name="T2" style:family="text">
      <style:text-properties officeooo:rsid="0010e989"/>
    </style:style>
    <style:style style:name="T3" style:family="text">
      <style:text-properties fo:color="#000000" loext:opacity="100%" style:text-underline-style="none" officeooo:rsid="000f71de"/>
    </style:style>
    <style:style style:name="T4" style:family="text">
      <style:text-properties fo:color="#000000" loext:opacity="100%" style:text-underline-style="none" officeooo:rsid="0010e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- E</text:span>l resultado de las operaciones que hagamos siempre se debe guardar en una variable, las operaciones con variables se hacen en la linea que hace falt<text:span text:style-name="T1">a.</text:span></text:p>
      <text:p text:style-name="P3"/>
      <text:p text:style-name="P4">-Para los ejercicios hay que crear un paquete para cada ejercicio.</text:p>
      <text:p text:style-name="P4"/>
      <text:p text:style-name="P4">-<text:span text:style-name="T2">El % se llama operador módulo y nos da el resto de una división.</text:span></text:p>
      <text:p text:style-name="P5"/>
      <text:p text:style-name="P6"><text:span text:style-name="T3">-</text:span><text:span text:style-name="T4">F</text:span>inal &lt;<text:span text:style-name="T2">tipo de dato&gt; &lt;nombre de la constante&gt; </text:span>= valor; </text:p>
      <text:p text:style-name="P6"/>
      <text:p text:style-name="P6"><text:s text:c="23"/>Ejemplo: final double PI = 3.141592 </text:p>
      <text:p text:style-name="P6"/>
      <text:p text:style-name="P6"/>
      <text:p text:style-name="P8">-\n para saltar de linea</text:p>
      <text:p text:style-name="P8">-\t para dar espacios en blanco entre letr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0:48:11.556000000</meta:creation-date>
    <dc:date>2022-10-03T10:37:11.147000000</dc:date>
    <meta:editing-duration>PT46M53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81" meta:character-count="467" meta:non-whitespace-character-count="368"/>
  </office:meta>
</office:document-meta>
</file>